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paragraph-properties fo:break-before="page"/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paragraph-properties fo:break-before="page"/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</office:automatic-styles>
  <office:body>
    <office:text text:use-soft-page-breaks="true">
      <text:p text:style-name="P1">CREATE TABLE tbl_books(Book_id INT PRIMARY KEY AUTO_INCREMENT, Title VARCHAR(255), Author VARCHAR(255), Pages INT, Classification VARCHAR(255));</text:p>
      <text:p text:style-name="P2"/>
      <text:p text:style-name="P3">CREATE TABLE tbl_borrowers(Library_card_nr INT PRIMARY KEY, Name VARCHAR(255), Adress<text:s/>VARCHAR(255), Phone_number VARCHAR(255));</text:p>
      <text:p text:style-name="P4"/>
      <text:p text:style-name="P5">CREATE TABLE tbl_employees(Employee_id INT PRIMARY KEY AUTO_INCREMENT, Name VARCHAR(255), Adress VARCHAR(255), Phone_number_1 VARCHAR(255), Phone_number_2 VARCHAR(255), Phone_number_3 VARCHAR(255), Salary VARCHAR(255), Vacation_days VARCHAR(255));</text:p>
      <text:p text:style-name="P6"/>
      <text:p text:style-name="P7">CREATE TABLE tbl_magazines(Paper_id INT PRIMARY KEY AUTO_INCREMENT, Title VARCHAR(255), Release_date VARCHAR(255), Location VARCHAR(255));</text:p>
      <text:p text:style-name="P8"/>
      <text:p text:style-name="P9"/>
      <text:p text:style-name="P10">CREATE TABLE tbl_Borrowed_books</text:p>
      <text:p text:style-name="P11">(Borrowed_id INT PRIMARY KEY AUTO_INCREMENT, Book_id INT, Library_card_nr INT,</text:p>
      <text:p text:style-name="P12">FOREIGN KEY (Book_id) REFERENCES tbl_books(Book_id) ON DELETE CASCADE,</text:p>
      <text:p text:style-name="P13">FOREIGN KEY (Library_card_nr) REFERENCES tbl_borrowers(Library_card_nr) ON DELETE CASCADE</text:p>
      <text:p text:style-name="P14">);</text:p>
      <text:p text:style-name="P15"/>
      <text:p text:style-name="P16">CREATE INDEX book_index ON tbl_books(Book_id);</text:p>
      <text:p text:style-name="P17"/>
      <text:p text:style-name="P18">CREATE INDEX borrowers_index ON tbl_borrowers(Library_card_nr);</text:p>
      <text:p text:style-name="P19"/>
      <text:p text:style-name="P20"/>
      <text:p text:style-name="P21"/>
      <text:p text:style-name="P22"/>
      <text:p text:style-name="P23">INSERT INTO tbl_books(Title, Author, Pages, Classification) VALUE<text:s/></text:p>
      <text:p text:style-name="Normal">("blomkål", "Rudolf Ruskprick", 123, "Hce"),</text:p>
      <text:p text:style-name="Normal">("Vägen till Väterås", "Kenny Surströmming", 244, "Hce"),</text:p>
      <text:p text:style-name="Normal">("Grisarnas julafton", "Orvar Satorsson", 198, "Hce"),</text:p>
      <text:p text:style-name="Normal">("Blomkålsmördaren", "Sara Tryffelsten", 55, "uHce"),</text:p>
      <text:p text:style-name="Normal">("Min faster Ingeborg", "Inga Skoghorn", 763, "Hcf"),</text:p>
      <text:p text:style-name="Normal">("Askorbinsyra utan smör", "Tore Tofs", 199, "Hcf"),</text:p>
      <text:p text:style-name="Normal">("Lastbilens tankar", "Oskar Rudenerg", 452, "uHce"),</text:p>
      <text:p text:style-name="Normal">("Benny Bläcks liv", "Benny Bläck", 111, "Hce");</text:p>
      <text:p text:style-name="Normal"/>
      <text:p text:style-name="Normal"/>
      <text:p text:style-name="P24">INSERT INTO tbl_borrowers(Library_card_nr, Name, Adress, Phone_number) VALUES<text:s/></text:p>
      <text:p text:style-name="Normal">(1234, "Viggo Filtner", "Vägen 1, Nollberga", "11111"),</text:p>
      <text:p text:style-name="Normal">(4536, "Pelle Pälsänger", "Vägen 20, Nollberga", "2222"),</text:p>
      <text:p text:style-name="Normal">(3347, "Bosse Baron", "Vägen 5, Nollberga", "3333"),</text:p>
      <text:p text:style-name="Normal">(5432, "Explorer Johansson", "Vägen 123, Nollberga", "44444"),</text:p>
      <text:p text:style-name="Normal">(2112, "Elof Öman", "Vägen 24, Nollberga", "5555"),</text:p>
      <text:p text:style-name="Normal">(9999, "Jenny Pers", "Vägen 111, Nollberga", "666677");</text:p>
      <text:p text:style-name="Normal"/>
      <text:p text:style-name="P25">INSERT INTO tbl_employees(Name, Adress, Phone_number_1, Phone_number_2, Phone_number_3, Salary, Vacation_days) VALUES<text:s/></text:p>
      <text:p text:style-name="Normal">("Asta Kask", "Vägen 2, Nollberga", "13647", "", "67869", "12000", "10"),<text:tab/></text:p>
      <text:p text:style-name="Normal">("Ebba Grön", "Vägen 4, Nollberga", "365868", "6789", "", "83000", "21"),<text:tab/></text:p>
      <text:p text:style-name="P26">("Farbror Blå", "Vägen 8 , Nollberga", "68686", "", "", "7000", "0");<text:tab/></text:p>
      <text:p text:style-name="P27"/>
      <text:p text:style-name="P28">INSERT INTO <text:s/>tbl_Borrowed_books(Book_id, Library_card_nr) VALUES<text:s/></text:p>
      <text:p text:style-name="P29">(1, 1234),</text:p>
      <text:p text:style-name="P30">(4, 1234),</text:p>
      <text:p text:style-name="P31">(7, 3347),</text:p>
      <text:p text:style-name="P32">(8, 5432),</text:p>
      <text:p text:style-name="P33">(3, 5432);</text:p>
      <text:p text:style-name="P34">INSERT INTO tbl_magazines(Title, Release_date, Location) VALUES<text:s/></text:p>
      <text:p text:style-name="Normal">("Illustrerad Ångest",<text:s/>"2020-12-12", "Hylla A"),</text:p>
      <text:p text:style-name="Normal">("Illustrerad Ångest", "1985-10-20", "Hylla A"),</text:p>
      <text:p text:style-name="Normal">("Illustrerad Ångest", "1985-10-11", "Hylla A"),</text:p>
      <text:p text:style-name="Normal">("Veckans Tråkigaste", "1998-1-1", "Hylla A"),</text:p>
      <text:p text:style-name="Normal">("Veckans Tråkigaste", "2012-11-5", "Hylla A"),</text:p>
      <text:p text:style-name="Normal">("Dagens Tidning", "2010-11-11", "Hylla B"),</text:p>
      <text:p text:style-name="Normal">("Dagens Tidning", "2010-11-10", "Hylla B"),</text:p>
      <text:p text:style-name="Normal">("Dagens Tidning", "2010-11-9", "Hylla B"),</text:p>
      <text:p text:style-name="Normal">("Dagens Tidning", "2012-4-5", "Hylla B"),</text:p>
      <text:p text:style-name="Normal">("Dagens Tidning", "2008-10-5", "Hylla B"),</text:p>
      <text:p text:style-name="Normal">("Gårdagens Tidning", "1988-10-10", "Hylla C"),</text:p>
      <text:p text:style-name="Normal">("Gårdagens Tidning", "1975-4-5", "Hylla C"),</text:p>
      <text:p text:style-name="Normal">("Gårdagens Tidning", "1992-10-10", "Hylla C"),</text:p>
      <text:p text:style-name="Normal">("Gårdagens Tidning", "1944-2-3", "Hylla C"),</text:p>
      <text:p text:style-name="Normal">("Gårdagens Tidning", "1957-11-24", "Hylla C"),</text:p>
      <text:p text:style-name="Normal">("Gårdagens Tidning", "2022-12-1", "Hylla C"),</text:p>
      <text:p text:style-name="Normal">("Nyheter från Vattenpölen", "2001-6-13", "Hylla B"),</text:p>
      <text:p text:style-name="Normal">("Nyheter från Vattenpölen", "2003-11-4", "Hylla B"),</text:p>
      <text:p text:style-name="Normal">("Nyheter från Vattenpölen", "2010-4-13", "Hylla B"),</text:p>
      <text:p text:style-name="Normal">("Nyheter från Vattenpölen", "2000-1-4", "Hylla B"),</text:p>
      <text:p text:style-name="Normal">("Nyheter från Vattenpölen", "2015-6-26", "Hylla B"),</text:p>
      <text:p text:style-name="Normal">("Moderna trasor", "2001-1-5", "Hylla A"),</text:p>
      <text:p text:style-name="Normal">("Moderna trasor",<text:s/>"2005-8-10", "Hylla A"),</text:p>
      <text:p text:style-name="Normal">("Moderna trasor", "2017-10-17", "Hylla A"),</text:p>
      <text:p text:style-name="Normal">("Moderna trasor", "2018-2-2", "Hylla A"),</text:p>
      <text:p text:style-name="Normal">("Moderna trasor", "2005-8-20", "Hylla A"),</text:p>
      <text:p text:style-name="Normal">("Burksamlaren", "2012-3-5", "Hylla C"),</text:p>
      <text:p text:style-name="Normal">("Burksamlaren", "2012-3-7", "Hylla C"),</text:p>
      <text:p text:style-name="Normal">("Burksamlaren", "2012-3-9", "Hylla C");</text:p>
      <text:p text:style-name="P35"/>
      <text:p text:style-name="P36">INSERT INTO <text:s/>tbl_Borrowed_books(Book_id, Library_card_nr) VALUES</text:p>
      <text:p text:style-name="P37">(6, 1234),</text:p>
      <text:p text:style-name="P38">(5, 1234),</text:p>
      <text:p text:style-name="P39">(5, 3347),</text:p>
      <text:p text:style-name="P40">(6, 2112),</text:p>
      <text:p text:style-name="P41">(5, 2112),</text:p>
      <text:p text:style-name="P42">(3, 2112),</text:p>
      <text:p text:style-name="P43">(4, 4536);</text:p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sanne Jonarv Hultgren</meta:initial-creator>
    <dc:creator>Susanne Jonarv Hultgren</dc:creator>
    <meta:creation-date>2021-03-02T10:38:00Z</meta:creation-date>
    <dc:date>2021-03-03T08:00:00Z</dc:date>
    <meta:template xlink:href="Normal" xlink:type="simple"/>
    <meta:editing-cycles>5</meta:editing-cycles>
    <meta:editing-duration>PT1140S</meta:editing-duration>
    <meta:document-statistic meta:page-count="1" meta:paragraph-count="7" meta:word-count="633" meta:character-count="3987" meta:row-count="28" meta:non-whitespace-character-count="3361"/>
  </office:meta>
</office:document-meta>
</file>